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1107c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paragraph-rsid="0011107c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0dfde8" officeooo:paragraph-rsid="0011107c" style:font-size-asian="14pt" style:font-size-complex="14pt"/>
    </style:style>
    <style:style style:name="P4" style:family="paragraph" style:parent-style-name="Standard">
      <style:text-properties fo:font-size="14pt" officeooo:paragraph-rsid="0011107c" style:font-size-asian="14pt" style:font-size-complex="14pt"/>
    </style:style>
    <style:style style:name="T1" style:family="text">
      <style:text-properties officeooo:rsid="000dfde8"/>
    </style:style>
    <style:style style:name="T2" style:family="text">
      <style:text-properties officeooo:rsid="001098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і обчислювальної технік<text:span text:style-name="T1">и</text:span></text:p>
      <text:p text:style-name="P1">Кафедра обчислювальної техніки</text:p>
      <text:p text:style-name="P1"/>
      <text:p text:style-name="P1"/>
      <text:p text:style-name="P1"/>
      <text:p text:style-name="P1">Лабораторна робота №<text:span text:style-name="T2">4</text:span></text:p>
      <text:p text:style-name="P1">«<text:span text:style-name="T2">Статистичне прийняття рішень</text:span>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2">Студент групи <text:span text:style-name="T1">ІВ-71</text:span></text:p>
      <text:p text:style-name="P3">Мазан Я. В.</text:p>
      <text:p text:style-name="P2">Залікова книжка №<text:span text:style-name="T1">7109</text:span></text:p>
      <text:p text:style-name="P2">Перевірив:</text:p>
      <text:p text:style-name="P2"><text:span text:style-name="T1">доцент </text:span>Марковський О. П.</text:p>
      <text:p text:style-name="P4"/>
      <text:p text:style-name="P4"/>
      <text:p text:style-name="P4"/>
      <text:p text:style-name="P4"/>
      <text:p text:style-name="P1">м. Київ</text:p>
      <text:p text:style-name="P1">201<text:span text:style-name="T1">8</text:span> 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9:16:01.866862896</meta:creation-date>
    <dc:date>2018-12-08T19:16:29.775955945</dc:date>
    <meta:editing-duration>PT28S</meta:editing-duration>
    <meta:editing-cycles>1</meta:editing-cycles>
    <meta:document-statistic meta:table-count="0" meta:image-count="0" meta:object-count="0" meta:page-count="1" meta:paragraph-count="14" meta:word-count="40" meta:character-count="310" meta:non-whitespace-character-count="284"/>
    <meta:generator>LibreOffice/6.0.6.2$Linux_X86_64 LibreOffice_project/00m0$Build-2</meta:generator>
  </office:meta>
</office:document-meta>
</file>